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ent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tiesContextWithContextHierarchyTests.assertDirtyParen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tiesContextWithContextHierarchyTests.assertDirtyChild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tiesContextWithContextHierarchyTests.verifyParentContextIsStillDirtyButChildContextHasBeenReinst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rtiesContextWithContextHierarchyTests.verifyContextsWereDirtiedAndTriggerExhaustiveCacheClea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rtiesContextWithContextHierarchyTests.verifyOriginalStateWasReinstatedAndDirtyContextsAndTriggerCurrentLevelCacheClea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rtiesContextWithContextHierarchyTests.reverseStringBuil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rtiesContextWithContextHierarchyTests.verifyOriginalStateAndDirtyContex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rtiesContextWithContextHierarchyTests.assertOriginal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ildConfig.ba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tiesContextWithContextHierarchyTests.assertCleanChild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Config.ba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tiesContextWithContextHierarchyTests.verifyContextHierarc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rtiesContextWithContextHierarchyTests.assertCleanParen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